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3588110403" calcext:value-type="float">
            <text:p>0.036358811</text:p>
          </table:table-cell>
          <table:table-cell office:value-type="float" office:value="0.242066323340192" calcext:value-type="float">
            <text:p>0.242066323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4871482" calcext:value-type="float">
            <text:p>0.0148348715</text:p>
          </table:table-cell>
          <table:table-cell office:value-type="float" office:value="0.171030216558896" calcext:value-type="float">
            <text:p>0.1710302166</text:p>
          </table:table-cell>
          <table:table-cell table:number-columns-repeated="3"/>
        </table:table-row>
        <table:table-row table:style-name="ro1">
          <table:table-cell office:value-type="float" office:value="0.0176544766709" calcext:value-type="float">
            <text:p>0.0176544767</text:p>
          </table:table-cell>
          <table:table-cell office:value-type="float" office:value="0.0983896510055161" calcext:value-type="float">
            <text:p>0.098389651</text:p>
          </table:table-cell>
          <table:table-cell table:number-columns-repeated="3"/>
        </table:table-row>
        <table:table-row table:style-name="ro1">
          <table:table-cell office:value-type="float" office:value="0.0069469658461" calcext:value-type="float">
            <text:p>0.0069469658</text:p>
          </table:table-cell>
          <table:table-cell office:value-type="float" office:value="0.239970086326815" calcext:value-type="float">
            <text:p>0.2399700863</text:p>
          </table:table-cell>
          <table:table-cell table:number-columns-repeated="3"/>
        </table:table-row>
        <table:table-row table:style-name="ro1">
          <table:table-cell office:value-type="float" office:value="0.00276381909548" calcext:value-type="float">
            <text:p>0.0027638191</text:p>
          </table:table-cell>
          <table:table-cell office:value-type="float" office:value="0.170785252957201" calcext:value-type="float">
            <text:p>0.170785253</text:p>
          </table:table-cell>
          <table:table-cell table:number-columns-repeated="3"/>
        </table:table-row>
        <table:table-row table:style-name="ro1">
          <table:table-cell office:value-type="float" office:value="0.022680364823" calcext:value-type="float">
            <text:p>0.0226803648</text:p>
          </table:table-cell>
          <table:table-cell office:value-type="float" office:value="0.118523936060769" calcext:value-type="float">
            <text:p>0.1185239361</text:p>
          </table:table-cell>
          <table:table-cell table:number-columns-repeated="3"/>
        </table:table-row>
        <table:table-row table:style-name="ro1">
          <table:table-cell office:value-type="float" office:value="0.0311959103168" calcext:value-type="float">
            <text:p>0.0311959103</text:p>
          </table:table-cell>
          <table:table-cell office:value-type="float" office:value="0.189205871688625" calcext:value-type="float">
            <text:p>0.1892058717</text:p>
          </table:table-cell>
          <table:table-cell table:number-columns-repeated="3"/>
        </table:table-row>
        <table:table-row table:style-name="ro1">
          <table:table-cell office:value-type="float" office:value="0.0198520531401" calcext:value-type="float">
            <text:p>0.0198520531</text:p>
          </table:table-cell>
          <table:table-cell office:value-type="float" office:value="0.204869719403729" calcext:value-type="float">
            <text:p>0.2048697194</text:p>
          </table:table-cell>
          <table:table-cell table:number-columns-repeated="3"/>
        </table:table-row>
        <table:table-row table:style-name="ro1">
          <table:table-cell office:value-type="float" office:value="0.0178801675053" calcext:value-type="float">
            <text:p>0.0178801675</text:p>
          </table:table-cell>
          <table:table-cell office:value-type="float" office:value="0.243145692356474" calcext:value-type="float">
            <text:p>0.2431456924</text:p>
          </table:table-cell>
          <table:table-cell table:number-columns-repeated="3"/>
        </table:table-row>
        <table:table-row table:style-name="ro1">
          <table:table-cell office:value-type="float" office:value="0.0257408096737" calcext:value-type="float">
            <text:p>0.0257408097</text:p>
          </table:table-cell>
          <table:table-cell office:value-type="float" office:value="0.228350557575163" calcext:value-type="float">
            <text:p>0.2283505576</text:p>
          </table:table-cell>
          <table:table-cell table:number-columns-repeated="3"/>
        </table:table-row>
        <table:table-row table:style-name="ro1">
          <table:table-cell office:value-type="float" office:value="0.00913038637123" calcext:value-type="float">
            <text:p>0.0091303864</text:p>
          </table:table-cell>
          <table:table-cell office:value-type="float" office:value="0.100951856529215" calcext:value-type="float">
            <text:p>0.1009518565</text:p>
          </table:table-cell>
          <table:table-cell table:number-columns-repeated="3"/>
        </table:table-row>
        <table:table-row table:style-name="ro1">
          <table:table-cell office:value-type="float" office:value="0.0204040079301" calcext:value-type="float">
            <text:p>0.0204040079</text:p>
          </table:table-cell>
          <table:table-cell office:value-type="float" office:value="0.144449160472711" calcext:value-type="float">
            <text:p>0.1444491605</text:p>
          </table:table-cell>
          <table:table-cell table:number-columns-repeated="3"/>
        </table:table-row>
        <table:table-row table:style-name="ro1">
          <table:table-cell office:value-type="float" office:value="0.0385525230815" calcext:value-type="float">
            <text:p>0.0385525231</text:p>
          </table:table-cell>
          <table:table-cell office:value-type="float" office:value="0.228041604658676" calcext:value-type="float">
            <text:p>0.2280416047</text:p>
          </table:table-cell>
          <table:table-cell table:number-columns-repeated="3"/>
        </table:table-row>
        <table:table-row table:style-name="ro1">
          <table:table-cell office:value-type="float" office:value="0.023223733938" calcext:value-type="float">
            <text:p>0.0232237339</text:p>
          </table:table-cell>
          <table:table-cell office:value-type="float" office:value="0.169929533631715" calcext:value-type="float">
            <text:p>0.1699295336</text:p>
          </table:table-cell>
          <table:table-cell table:number-columns-repeated="3"/>
        </table:table-row>
        <table:table-row table:style-name="ro1">
          <table:table-cell office:value-type="float" office:value="0.0205255608299" calcext:value-type="float">
            <text:p>0.0205255608</text:p>
          </table:table-cell>
          <table:table-cell office:value-type="float" office:value="0.127173955467124" calcext:value-type="float">
            <text:p>0.1271739555</text:p>
          </table:table-cell>
          <table:table-cell table:number-columns-repeated="3"/>
        </table:table-row>
        <table:table-row table:style-name="ro1">
          <table:table-cell office:value-type="float" office:value="0.0494257829342" calcext:value-type="float">
            <text:p>0.0494257829</text:p>
          </table:table-cell>
          <table:table-cell office:value-type="float" office:value="0.166457664191221" calcext:value-type="float">
            <text:p>0.1664576642</text:p>
          </table:table-cell>
          <table:table-cell table:number-columns-repeated="3"/>
        </table:table-row>
        <table:table-row table:style-name="ro1">
          <table:table-cell office:value-type="float" office:value="0.0144739599707" calcext:value-type="float">
            <text:p>0.01447396</text:p>
          </table:table-cell>
          <table:table-cell office:value-type="float" office:value="0.238515798811987" calcext:value-type="float">
            <text:p>0.2385157988</text:p>
          </table:table-cell>
          <table:table-cell table:number-columns-repeated="3"/>
        </table:table-row>
        <table:table-row table:style-name="ro1">
          <table:table-cell office:value-type="float" office:value="0.0573573193134" calcext:value-type="float">
            <text:p>0.0573573193</text:p>
          </table:table-cell>
          <table:table-cell office:value-type="float" office:value="0.237099586588323" calcext:value-type="float">
            <text:p>0.2370995866</text:p>
          </table:table-cell>
          <table:table-cell table:number-columns-repeated="3"/>
        </table:table-row>
        <table:table-row table:style-name="ro1">
          <table:table-cell office:value-type="float" office:value="0.0130885945449" calcext:value-type="float">
            <text:p>0.0130885945</text:p>
          </table:table-cell>
          <table:table-cell office:value-type="float" office:value="0.102878944407005" calcext:value-type="float">
            <text:p>0.1028789444</text:p>
          </table:table-cell>
          <table:table-cell table:number-columns-repeated="3"/>
        </table:table-row>
        <table:table-row table:style-name="ro1">
          <table:table-cell office:value-type="float" office:value="0.00807051909892" calcext:value-type="float">
            <text:p>0.0080705191</text:p>
          </table:table-cell>
          <table:table-cell office:value-type="float" office:value="0.188623025815116" calcext:value-type="float">
            <text:p>0.1886230258</text:p>
          </table:table-cell>
          <table:table-cell table:number-columns-repeated="3"/>
        </table:table-row>
        <table:table-row table:style-name="ro1">
          <table:table-cell office:value-type="float" office:value="0.00253756450831" calcext:value-type="float">
            <text:p>0.0025375645</text:p>
          </table:table-cell>
          <table:table-cell office:value-type="float" office:value="0.375897957719098" calcext:value-type="float">
            <text:p>0.3758979577</text:p>
          </table:table-cell>
          <table:table-cell table:number-columns-repeated="3"/>
        </table:table-row>
        <table:table-row table:style-name="ro1">
          <table:table-cell office:value-type="float" office:value="0.0223511187207" calcext:value-type="float">
            <text:p>0.0223511187</text:p>
          </table:table-cell>
          <table:table-cell office:value-type="float" office:value="0.123674689360503" calcext:value-type="float">
            <text:p>0.1236746894</text:p>
          </table:table-cell>
          <table:table-cell table:number-columns-repeated="3"/>
        </table:table-row>
        <table:table-row table:style-name="ro1">
          <table:table-cell office:value-type="float" office:value="0.0233502705014" calcext:value-type="float">
            <text:p>0.0233502705</text:p>
          </table:table-cell>
          <table:table-cell office:value-type="float" office:value="0.214776761213153" calcext:value-type="float">
            <text:p>0.2147767612</text:p>
          </table:table-cell>
          <table:table-cell table:number-columns-repeated="3"/>
        </table:table-row>
        <table:table-row table:style-name="ro1">
          <table:table-cell office:value-type="float" office:value="0.0402578399968" calcext:value-type="float">
            <text:p>0.04025784</text:p>
          </table:table-cell>
          <table:table-cell office:value-type="float" office:value="0.249630862308903" calcext:value-type="float">
            <text:p>0.2496308623</text:p>
          </table:table-cell>
          <table:table-cell table:number-columns-repeated="3"/>
        </table:table-row>
        <table:table-row table:style-name="ro1">
          <table:table-cell office:value-type="float" office:value="0.0514567035339" calcext:value-type="float">
            <text:p>0.0514567035</text:p>
          </table:table-cell>
          <table:table-cell office:value-type="float" office:value="0.168821824722578" calcext:value-type="float">
            <text:p>0.1688218247</text:p>
          </table:table-cell>
          <table:table-cell table:number-columns-repeated="3"/>
        </table:table-row>
        <table:table-row table:style-name="ro1">
          <table:table-cell office:value-type="float" office:value="0.028277207989" calcext:value-type="float">
            <text:p>0.028277208</text:p>
          </table:table-cell>
          <table:table-cell office:value-type="float" office:value="0.283575389345374" calcext:value-type="float">
            <text:p>0.2835753893</text:p>
          </table:table-cell>
          <table:table-cell table:number-columns-repeated="3"/>
        </table:table-row>
        <table:table-row table:style-name="ro1">
          <table:table-cell office:value-type="float" office:value="0.0392528498833" calcext:value-type="float">
            <text:p>0.0392528499</text:p>
          </table:table-cell>
          <table:table-cell office:value-type="float" office:value="0.141553796164123" calcext:value-type="float">
            <text:p>0.1415537962</text:p>
          </table:table-cell>
          <table:table-cell table:number-columns-repeated="3"/>
        </table:table-row>
        <table:table-row table:style-name="ro1">
          <table:table-cell office:value-type="float" office:value="0.0107185559047" calcext:value-type="float">
            <text:p>0.0107185559</text:p>
          </table:table-cell>
          <table:table-cell office:value-type="float" office:value="0.178528041158454" calcext:value-type="float">
            <text:p>0.1785280412</text:p>
          </table:table-cell>
          <table:table-cell table:number-columns-repeated="3"/>
        </table:table-row>
        <table:table-row table:style-name="ro1">
          <table:table-cell office:value-type="float" office:value="0.0196892926158" calcext:value-type="float">
            <text:p>0.0196892926</text:p>
          </table:table-cell>
          <table:table-cell office:value-type="float" office:value="0.269783838513978" calcext:value-type="float">
            <text:p>0.2697838385</text:p>
          </table:table-cell>
          <table:table-cell table:number-columns-repeated="3"/>
        </table:table-row>
        <table:table-row table:style-name="ro1">
          <table:table-cell office:value-type="float" office:value="0.0146230841414" calcext:value-type="float">
            <text:p>0.0146230841</text:p>
          </table:table-cell>
          <table:table-cell office:value-type="float" office:value="0.122309644736742" calcext:value-type="float">
            <text:p>0.1223096447</text:p>
          </table:table-cell>
          <table:table-cell table:number-columns-repeated="3"/>
        </table:table-row>
        <table:table-row table:style-name="ro1">
          <table:table-cell office:value-type="float" office:value="0.0184398127685" calcext:value-type="float">
            <text:p>0.0184398128</text:p>
          </table:table-cell>
          <table:table-cell office:value-type="float" office:value="0.148942638804815" calcext:value-type="float">
            <text:p>0.1489426388</text:p>
          </table:table-cell>
          <table:table-cell table:number-columns-repeated="3"/>
        </table:table-row>
        <table:table-row table:style-name="ro1">
          <table:table-cell office:value-type="float" office:value="0.0120236465048" calcext:value-type="float">
            <text:p>0.0120236465</text:p>
          </table:table-cell>
          <table:table-cell office:value-type="float" office:value="0.1475927923892" calcext:value-type="float">
            <text:p>0.1475927924</text:p>
          </table:table-cell>
          <table:table-cell table:number-columns-repeated="3"/>
        </table:table-row>
        <table:table-row table:style-name="ro1">
          <table:table-cell office:value-type="float" office:value="0.00265309831001" calcext:value-type="float">
            <text:p>0.0026530983</text:p>
          </table:table-cell>
          <table:table-cell office:value-type="float" office:value="0.22650260494199" calcext:value-type="float">
            <text:p>0.2265026049</text:p>
          </table:table-cell>
          <table:table-cell table:number-columns-repeated="3"/>
        </table:table-row>
        <table:table-row table:style-name="ro1">
          <table:table-cell office:value-type="float" office:value="0.0222070534699" calcext:value-type="float">
            <text:p>0.0222070535</text:p>
          </table:table-cell>
          <table:table-cell office:value-type="float" office:value="0.224550944409532" calcext:value-type="float">
            <text:p>0.2245509444</text:p>
          </table:table-cell>
          <table:table-cell table:number-columns-repeated="3"/>
        </table:table-row>
        <table:table-row table:style-name="ro1">
          <table:table-cell office:value-type="float" office:value="0.0132208157525" calcext:value-type="float">
            <text:p>0.0132208158</text:p>
          </table:table-cell>
          <table:table-cell office:value-type="float" office:value="0.191040474668123" calcext:value-type="float">
            <text:p>0.1910404747</text:p>
          </table:table-cell>
          <table:table-cell table:number-columns-repeated="3"/>
        </table:table-row>
        <table:table-row table:style-name="ro1">
          <table:table-cell office:value-type="float" office:value="0.0295090549963" calcext:value-type="float">
            <text:p>0.029509055</text:p>
          </table:table-cell>
          <table:table-cell office:value-type="float" office:value="0.184240974399163" calcext:value-type="float">
            <text:p>0.1842409744</text:p>
          </table:table-cell>
          <table:table-cell table:number-columns-repeated="3"/>
        </table:table-row>
        <table:table-row table:style-name="ro1">
          <table:table-cell office:value-type="float" office:value="0.00267446340745" calcext:value-type="float">
            <text:p>0.0026744634</text:p>
          </table:table-cell>
          <table:table-cell office:value-type="float" office:value="0.404475430338819" calcext:value-type="float">
            <text:p>0.4044754303</text:p>
          </table:table-cell>
          <table:table-cell table:number-columns-repeated="3"/>
        </table:table-row>
        <table:table-row table:style-name="ro1">
          <table:table-cell office:value-type="float" office:value="0.0257550491014" calcext:value-type="float">
            <text:p>0.0257550491</text:p>
          </table:table-cell>
          <table:table-cell office:value-type="float" office:value="0.292646459425566" calcext:value-type="float">
            <text:p>0.2926464594</text:p>
          </table:table-cell>
          <table:table-cell table:number-columns-repeated="3"/>
        </table:table-row>
        <table:table-row table:style-name="ro1">
          <table:table-cell office:value-type="float" office:value="0.0107903066651" calcext:value-type="float">
            <text:p>0.0107903067</text:p>
          </table:table-cell>
          <table:table-cell office:value-type="float" office:value="0.174258120416261" calcext:value-type="float">
            <text:p>0.1742581204</text:p>
          </table:table-cell>
          <table:table-cell table:number-columns-repeated="3"/>
        </table:table-row>
        <table:table-row table:style-name="ro1">
          <table:table-cell office:value-type="float" office:value="0.00921825576141" calcext:value-type="float">
            <text:p>0.0092182558</text:p>
          </table:table-cell>
          <table:table-cell office:value-type="float" office:value="0.112302240944354" calcext:value-type="float">
            <text:p>0.1123022409</text:p>
          </table:table-cell>
          <table:table-cell table:number-columns-repeated="3"/>
        </table:table-row>
        <table:table-row table:style-name="ro1">
          <table:table-cell office:value-type="float" office:value="0.0157818392805" calcext:value-type="float">
            <text:p>0.0157818393</text:p>
          </table:table-cell>
          <table:table-cell office:value-type="float" office:value="0.190279631805389" calcext:value-type="float">
            <text:p>0.1902796318</text:p>
          </table:table-cell>
          <table:table-cell table:number-columns-repeated="3"/>
        </table:table-row>
        <table:table-row table:style-name="ro1">
          <table:table-cell office:value-type="float" office:value="0.00722582151404" calcext:value-type="float">
            <text:p>0.0072258215</text:p>
          </table:table-cell>
          <table:table-cell office:value-type="float" office:value="0.226853300747868" calcext:value-type="float">
            <text:p>0.2268533007</text:p>
          </table:table-cell>
          <table:table-cell table:number-columns-repeated="3"/>
        </table:table-row>
        <table:table-row table:style-name="ro1">
          <table:table-cell office:value-type="float" office:value="0.00198768531803" calcext:value-type="float">
            <text:p>0.0019876853</text:p>
          </table:table-cell>
          <table:table-cell office:value-type="float" office:value="0.238820433441561" calcext:value-type="float">
            <text:p>0.2388204334</text:p>
          </table:table-cell>
          <table:table-cell table:number-columns-repeated="3"/>
        </table:table-row>
        <table:table-row table:style-name="ro1">
          <table:table-cell office:value-type="float" office:value="0.0165782104906" calcext:value-type="float">
            <text:p>0.0165782105</text:p>
          </table:table-cell>
          <table:table-cell office:value-type="float" office:value="0.108971338710682" calcext:value-type="float">
            <text:p>0.1089713387</text:p>
          </table:table-cell>
          <table:table-cell table:number-columns-repeated="3"/>
        </table:table-row>
        <table:table-row table:style-name="ro1">
          <table:table-cell office:value-type="float" office:value="0.0249022340091" calcext:value-type="float">
            <text:p>0.024902234</text:p>
          </table:table-cell>
          <table:table-cell office:value-type="float" office:value="0.170880189850931" calcext:value-type="float">
            <text:p>0.1708801899</text:p>
          </table:table-cell>
          <table:table-cell table:number-columns-repeated="3"/>
        </table:table-row>
        <table:table-row table:style-name="ro1">
          <table:table-cell office:value-type="float" office:value="0.0605183105183" calcext:value-type="float">
            <text:p>0.0605183105</text:p>
          </table:table-cell>
          <table:table-cell office:value-type="float" office:value="0.230493129302458" calcext:value-type="float">
            <text:p>0.2304931293</text:p>
          </table:table-cell>
          <table:table-cell table:number-columns-repeated="3"/>
        </table:table-row>
        <table:table-row table:style-name="ro1">
          <table:table-cell office:value-type="float" office:value="0.00969144160194" calcext:value-type="float">
            <text:p>0.0096914416</text:p>
          </table:table-cell>
          <table:table-cell office:value-type="float" office:value="0.145836826518269" calcext:value-type="float">
            <text:p>0.1458368265</text:p>
          </table:table-cell>
          <table:table-cell table:number-columns-repeated="3"/>
        </table:table-row>
        <table:table-row table:style-name="ro1">
          <table:table-cell office:value-type="float" office:value="0.00560319625804" calcext:value-type="float">
            <text:p>0.0056031963</text:p>
          </table:table-cell>
          <table:table-cell office:value-type="float" office:value="0.25704661046142" calcext:value-type="float">
            <text:p>0.2570466105</text:p>
          </table:table-cell>
          <table:table-cell table:number-columns-repeated="3"/>
        </table:table-row>
        <table:table-row table:style-name="ro1">
          <table:table-cell office:value-type="float" office:value="0.0111130963016" calcext:value-type="float">
            <text:p>0.0111130963</text:p>
          </table:table-cell>
          <table:table-cell office:value-type="float" office:value="0.113315857485225" calcext:value-type="float">
            <text:p>0.1133158575</text:p>
          </table:table-cell>
          <table:table-cell table:number-columns-repeated="3"/>
        </table:table-row>
        <table:table-row table:style-name="ro1">
          <table:table-cell office:value-type="float" office:value="0.033224243591" calcext:value-type="float">
            <text:p>0.0332242436</text:p>
          </table:table-cell>
          <table:table-cell office:value-type="float" office:value="0.213631181660376" calcext:value-type="float">
            <text:p>0.2136311817</text:p>
          </table:table-cell>
          <table:table-cell table:number-columns-repeated="3"/>
        </table:table-row>
        <table:table-row table:style-name="ro1">
          <table:table-cell office:value-type="float" office:value="0.0324503466367" calcext:value-type="float">
            <text:p>0.0324503466</text:p>
          </table:table-cell>
          <table:table-cell office:value-type="float" office:value="0.184916563172128" calcext:value-type="float">
            <text:p>0.1849165632</text:p>
          </table:table-cell>
          <table:table-cell table:number-columns-repeated="3"/>
        </table:table-row>
        <table:table-row table:style-name="ro1">
          <table:table-cell office:value-type="float" office:value="0.0159810496113" calcext:value-type="float">
            <text:p>0.0159810496</text:p>
          </table:table-cell>
          <table:table-cell office:value-type="float" office:value="0.090696081108906" calcext:value-type="float">
            <text:p>0.0906960811</text:p>
          </table:table-cell>
          <table:table-cell table:number-columns-repeated="3"/>
        </table:table-row>
        <table:table-row table:style-name="ro1">
          <table:table-cell office:value-type="float" office:value="0.00761964956635" calcext:value-type="float">
            <text:p>0.0076196496</text:p>
          </table:table-cell>
          <table:table-cell office:value-type="float" office:value="0.193499312449686" calcext:value-type="float">
            <text:p>0.1934993124</text:p>
          </table:table-cell>
          <table:table-cell table:number-columns-repeated="3"/>
        </table:table-row>
        <table:table-row table:style-name="ro1">
          <table:table-cell office:value-type="float" office:value="0.0207763214749" calcext:value-type="float">
            <text:p>0.0207763215</text:p>
          </table:table-cell>
          <table:table-cell office:value-type="float" office:value="0.088944853333558" calcext:value-type="float">
            <text:p>0.0889448533</text:p>
          </table:table-cell>
          <table:table-cell table:number-columns-repeated="3"/>
        </table:table-row>
        <table:table-row table:style-name="ro1">
          <table:table-cell office:value-type="float" office:value="0.0152299343045" calcext:value-type="float">
            <text:p>0.0152299343</text:p>
          </table:table-cell>
          <table:table-cell office:value-type="float" office:value="0.233392182707741" calcext:value-type="float">
            <text:p>0.2333921827</text:p>
          </table:table-cell>
          <table:table-cell table:number-columns-repeated="3"/>
        </table:table-row>
        <table:table-row table:style-name="ro1">
          <table:table-cell office:value-type="float" office:value="0.0190128821977" calcext:value-type="float">
            <text:p>0.0190128822</text:p>
          </table:table-cell>
          <table:table-cell office:value-type="float" office:value="0.144342160884542" calcext:value-type="float">
            <text:p>0.1443421609</text:p>
          </table:table-cell>
          <table:table-cell table:number-columns-repeated="3"/>
        </table:table-row>
        <table:table-row table:style-name="ro1">
          <table:table-cell office:value-type="float" office:value="0.020196416831" calcext:value-type="float">
            <text:p>0.0201964168</text:p>
          </table:table-cell>
          <table:table-cell office:value-type="float" office:value="0.200093067851988" calcext:value-type="float">
            <text:p>0.2000930679</text:p>
          </table:table-cell>
          <table:table-cell table:number-columns-repeated="3"/>
        </table:table-row>
        <table:table-row table:style-name="ro1">
          <table:table-cell office:value-type="float" office:value="0.0324811258323" calcext:value-type="float">
            <text:p>0.0324811258</text:p>
          </table:table-cell>
          <table:table-cell office:value-type="float" office:value="0.101413928061812" calcext:value-type="float">
            <text:p>0.1014139281</text:p>
          </table:table-cell>
          <table:table-cell table:number-columns-repeated="3"/>
        </table:table-row>
        <table:table-row table:style-name="ro1">
          <table:table-cell office:value-type="float" office:value="0.00884982898511" calcext:value-type="float">
            <text:p>0.008849829</text:p>
          </table:table-cell>
          <table:table-cell office:value-type="float" office:value="0.127717766101069" calcext:value-type="float">
            <text:p>0.1277177661</text:p>
          </table:table-cell>
          <table:table-cell table:number-columns-repeated="3"/>
        </table:table-row>
        <table:table-row table:style-name="ro1">
          <table:table-cell office:value-type="float" office:value="0.0305052627243" calcext:value-type="float">
            <text:p>0.0305052627</text:p>
          </table:table-cell>
          <table:table-cell office:value-type="float" office:value="0.137349893041561" calcext:value-type="float">
            <text:p>0.137349893</text:p>
          </table:table-cell>
          <table:table-cell table:number-columns-repeated="3"/>
        </table:table-row>
        <table:table-row table:style-name="ro1">
          <table:table-cell office:value-type="float" office:value="0.0113141862489" calcext:value-type="float">
            <text:p>0.0113141862</text:p>
          </table:table-cell>
          <table:table-cell office:value-type="float" office:value="0.113306547661346" calcext:value-type="float">
            <text:p>0.1133065477</text:p>
          </table:table-cell>
          <table:table-cell table:number-columns-repeated="3"/>
        </table:table-row>
        <table:table-row table:style-name="ro1">
          <table:table-cell office:value-type="float" office:value="0.0147034187704" calcext:value-type="float">
            <text:p>0.0147034188</text:p>
          </table:table-cell>
          <table:table-cell office:value-type="float" office:value="0.198911961723537" calcext:value-type="float">
            <text:p>0.1989119617</text:p>
          </table:table-cell>
          <table:table-cell table:number-columns-repeated="3"/>
        </table:table-row>
        <table:table-row table:style-name="ro1">
          <table:table-cell office:value-type="float" office:value="0.0200142311922" calcext:value-type="float">
            <text:p>0.0200142312</text:p>
          </table:table-cell>
          <table:table-cell office:value-type="float" office:value="0.243765954157175" calcext:value-type="float">
            <text:p>0.2437659542</text:p>
          </table:table-cell>
          <table:table-cell table:number-columns-repeated="3"/>
        </table:table-row>
        <table:table-row table:style-name="ro1">
          <table:table-cell office:value-type="float" office:value="0.0602689583831" calcext:value-type="float">
            <text:p>0.0602689584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6271462007" calcext:value-type="float">
            <text:p>0.0386271462</text:p>
          </table:table-cell>
          <table:table-cell office:value-type="float" office:value="0.243541415922779" calcext:value-type="float">
            <text:p>0.2435414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560410369" calcext:value-type="float">
            <text:p>0.014656041</text:p>
          </table:table-cell>
          <table:table-cell office:value-type="float" office:value="0.14731775162775" calcext:value-type="float">
            <text:p>0.1473177516</text:p>
          </table:table-cell>
          <table:table-cell table:number-columns-repeated="3"/>
        </table:table-row>
        <table:table-row table:style-name="ro1">
          <table:table-cell office:value-type="float" office:value="0.0187542127592" calcext:value-type="float">
            <text:p>0.0187542128</text:p>
          </table:table-cell>
          <table:table-cell office:value-type="float" office:value="0.0996826388169144" calcext:value-type="float">
            <text:p>0.0996826388</text:p>
          </table:table-cell>
          <table:table-cell table:number-columns-repeated="3"/>
        </table:table-row>
        <table:table-row table:style-name="ro1">
          <table:table-cell office:value-type="float" office:value="0.00744343724667" calcext:value-type="float">
            <text:p>0.0074434372</text:p>
          </table:table-cell>
          <table:table-cell office:value-type="float" office:value="0.239046299315606" calcext:value-type="float">
            <text:p>0.2390462993</text:p>
          </table:table-cell>
          <table:table-cell table:number-columns-repeated="3"/>
        </table:table-row>
        <table:table-row table:style-name="ro1">
          <table:table-cell office:value-type="float" office:value="0.0029123643103" calcext:value-type="float">
            <text:p>0.0029123643</text:p>
          </table:table-cell>
          <table:table-cell office:value-type="float" office:value="0.17347351876036" calcext:value-type="float">
            <text:p>0.1734735188</text:p>
          </table:table-cell>
          <table:table-cell table:number-columns-repeated="3"/>
        </table:table-row>
        <table:table-row table:style-name="ro1">
          <table:table-cell office:value-type="float" office:value="0.0233122171946" calcext:value-type="float">
            <text:p>0.0233122172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07834757835" calcext:value-type="float">
            <text:p>0.0307834758</text:p>
          </table:table-cell>
          <table:table-cell office:value-type="float" office:value="0.190266672253712" calcext:value-type="float">
            <text:p>0.1902666723</text:p>
          </table:table-cell>
          <table:table-cell table:number-columns-repeated="3"/>
        </table:table-row>
        <table:table-row table:style-name="ro1">
          <table:table-cell office:value-type="float" office:value="0.0220000450359" calcext:value-type="float">
            <text:p>0.022000045</text:p>
          </table:table-cell>
          <table:table-cell office:value-type="float" office:value="0.204550886502729" calcext:value-type="float">
            <text:p>0.2045508865</text:p>
          </table:table-cell>
          <table:table-cell table:number-columns-repeated="3"/>
        </table:table-row>
        <table:table-row table:style-name="ro1">
          <table:table-cell office:value-type="float" office:value="0.0179282633103" calcext:value-type="float">
            <text:p>0.0179282633</text:p>
          </table:table-cell>
          <table:table-cell office:value-type="float" office:value="0.244124612402717" calcext:value-type="float">
            <text:p>0.2441246124</text:p>
          </table:table-cell>
          <table:table-cell table:number-columns-repeated="3"/>
        </table:table-row>
        <table:table-row table:style-name="ro1">
          <table:table-cell office:value-type="float" office:value="0.0245975378788" calcext:value-type="float">
            <text:p>0.0245975379</text:p>
          </table:table-cell>
          <table:table-cell office:value-type="float" office:value="0.228591225692866" calcext:value-type="float">
            <text:p>0.2285912257</text:p>
          </table:table-cell>
          <table:table-cell table:number-columns-repeated="3"/>
        </table:table-row>
        <table:table-row table:style-name="ro1">
          <table:table-cell office:value-type="float" office:value="0.00836604267311" calcext:value-type="float">
            <text:p>0.0083660427</text:p>
          </table:table-cell>
          <table:table-cell office:value-type="float" office:value="0.13408493497374" calcext:value-type="float">
            <text:p>0.134084935</text:p>
          </table:table-cell>
          <table:table-cell table:number-columns-repeated="3"/>
        </table:table-row>
        <table:table-row table:style-name="ro1">
          <table:table-cell office:value-type="float" office:value="0.0203642365642" calcext:value-type="float">
            <text:p>0.0203642366</text:p>
          </table:table-cell>
          <table:table-cell office:value-type="float" office:value="0.146102905868366" calcext:value-type="float">
            <text:p>0.1461029059</text:p>
          </table:table-cell>
          <table:table-cell table:number-columns-repeated="3"/>
        </table:table-row>
        <table:table-row table:style-name="ro1">
          <table:table-cell office:value-type="float" office:value="0.0473209925867" calcext:value-type="float">
            <text:p>0.0473209926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49117378714" calcext:value-type="float">
            <text:p>0.024911737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1815105368" calcext:value-type="float">
            <text:p>0.0201815105</text:p>
          </table:table-cell>
          <table:table-cell office:value-type="float" office:value="0.127526999974261" calcext:value-type="float">
            <text:p>0.127527</text:p>
          </table:table-cell>
          <table:table-cell table:number-columns-repeated="3"/>
        </table:table-row>
        <table:table-row table:style-name="ro1">
          <table:table-cell office:value-type="float" office:value="0.0509255260961" calcext:value-type="float">
            <text:p>0.0509255261</text:p>
          </table:table-cell>
          <table:table-cell office:value-type="float" office:value="0.177817430386899" calcext:value-type="float">
            <text:p>0.1778174304</text:p>
          </table:table-cell>
          <table:table-cell table:number-columns-repeated="3"/>
        </table:table-row>
        <table:table-row table:style-name="ro1">
          <table:table-cell office:value-type="float" office:value="0.0120202304772" calcext:value-type="float">
            <text:p>0.0120202305</text:p>
          </table:table-cell>
          <table:table-cell office:value-type="float" office:value="0.24082645122315" calcext:value-type="float">
            <text:p>0.2408264512</text:p>
          </table:table-cell>
          <table:table-cell table:number-columns-repeated="3"/>
        </table:table-row>
        <table:table-row table:style-name="ro1">
          <table:table-cell office:value-type="float" office:value="0.0784205962457" calcext:value-type="float">
            <text:p>0.0784205962</text:p>
          </table:table-cell>
          <table:table-cell office:value-type="float" office:value="0.238589930298939" calcext:value-type="float">
            <text:p>0.2385899303</text:p>
          </table:table-cell>
          <table:table-cell table:number-columns-repeated="3"/>
        </table:table-row>
        <table:table-row table:style-name="ro1">
          <table:table-cell office:value-type="float" office:value="0.0128974412028" calcext:value-type="float">
            <text:p>0.0128974412</text:p>
          </table:table-cell>
          <table:table-cell office:value-type="float" office:value="0.103380009425803" calcext:value-type="float">
            <text:p>0.1033800094</text:p>
          </table:table-cell>
          <table:table-cell table:number-columns-repeated="3"/>
        </table:table-row>
        <table:table-row table:style-name="ro1">
          <table:table-cell office:value-type="float" office:value="0.00885096882226" calcext:value-type="float">
            <text:p>0.0088509688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357512060648" calcext:value-type="float">
            <text:p>0.0035751206</text:p>
          </table:table-cell>
          <table:table-cell office:value-type="float" office:value="0.182661882963128" calcext:value-type="float">
            <text:p>0.182661883</text:p>
          </table:table-cell>
          <table:table-cell table:number-columns-repeated="3"/>
        </table:table-row>
        <table:table-row table:style-name="ro1">
          <table:table-cell office:value-type="float" office:value="0.0232217955751" calcext:value-type="float">
            <text:p>0.0232217956</text:p>
          </table:table-cell>
          <table:table-cell office:value-type="float" office:value="0.125576926613668" calcext:value-type="float">
            <text:p>0.1255769266</text:p>
          </table:table-cell>
          <table:table-cell table:number-columns-repeated="3"/>
        </table:table-row>
        <table:table-row table:style-name="ro1">
          <table:table-cell office:value-type="float" office:value="0.0245552276924" calcext:value-type="float">
            <text:p>0.0245552277</text:p>
          </table:table-cell>
          <table:table-cell office:value-type="float" office:value="0.179978310492851" calcext:value-type="float">
            <text:p>0.1799783105</text:p>
          </table:table-cell>
          <table:table-cell table:number-columns-repeated="3"/>
        </table:table-row>
        <table:table-row table:style-name="ro1">
          <table:table-cell office:value-type="float" office:value="0.0427541208791" calcext:value-type="float">
            <text:p>0.0427541209</text:p>
          </table:table-cell>
          <table:table-cell office:value-type="float" office:value="0.246972208853399" calcext:value-type="float">
            <text:p>0.2469722089</text:p>
          </table:table-cell>
          <table:table-cell table:number-columns-repeated="3"/>
        </table:table-row>
        <table:table-row table:style-name="ro1">
          <table:table-cell office:value-type="float" office:value="0.0546225297675" calcext:value-type="float">
            <text:p>0.0546225298</text:p>
          </table:table-cell>
          <table:table-cell office:value-type="float" office:value="0.168009617627099" calcext:value-type="float">
            <text:p>0.1680096176</text:p>
          </table:table-cell>
          <table:table-cell table:number-columns-repeated="3"/>
        </table:table-row>
        <table:table-row table:style-name="ro1">
          <table:table-cell office:value-type="float" office:value="0.0287939338047" calcext:value-type="float">
            <text:p>0.0287939338</text:p>
          </table:table-cell>
          <table:table-cell office:value-type="float" office:value="0.197107526712307" calcext:value-type="float">
            <text:p>0.1971075267</text:p>
          </table:table-cell>
          <table:table-cell table:number-columns-repeated="3"/>
        </table:table-row>
        <table:table-row table:style-name="ro1">
          <table:table-cell office:value-type="float" office:value="0.0390110296839" calcext:value-type="float">
            <text:p>0.0390110297</text:p>
          </table:table-cell>
          <table:table-cell office:value-type="float" office:value="0.142236759329622" calcext:value-type="float">
            <text:p>0.1422367593</text:p>
          </table:table-cell>
          <table:table-cell table:number-columns-repeated="3"/>
        </table:table-row>
        <table:table-row table:style-name="ro1">
          <table:table-cell office:value-type="float" office:value="0.0105669184143" calcext:value-type="float">
            <text:p>0.0105669184</text:p>
          </table:table-cell>
          <table:table-cell office:value-type="float" office:value="0.181266332074014" calcext:value-type="float">
            <text:p>0.1812663321</text:p>
          </table:table-cell>
          <table:table-cell table:number-columns-repeated="3"/>
        </table:table-row>
        <table:table-row table:style-name="ro1">
          <table:table-cell office:value-type="float" office:value="0.0199569524895" calcext:value-type="float">
            <text:p>0.0199569525</text:p>
          </table:table-cell>
          <table:table-cell office:value-type="float" office:value="0.166214594610179" calcext:value-type="float">
            <text:p>0.1662145946</text:p>
          </table:table-cell>
          <table:table-cell table:number-columns-repeated="3"/>
        </table:table-row>
        <table:table-row table:style-name="ro1">
          <table:table-cell office:value-type="float" office:value="0.0162844530577" calcext:value-type="float">
            <text:p>0.0162844531</text:p>
          </table:table-cell>
          <table:table-cell office:value-type="float" office:value="0.123778048652313" calcext:value-type="float">
            <text:p>0.1237780487</text:p>
          </table:table-cell>
          <table:table-cell table:number-columns-repeated="3"/>
        </table:table-row>
        <table:table-row table:style-name="ro1">
          <table:table-cell office:value-type="float" office:value="0.0251785714286" calcext:value-type="float">
            <text:p>0.0251785714</text:p>
          </table:table-cell>
          <table:table-cell office:value-type="float" office:value="0.0792607512882932" calcext:value-type="float">
            <text:p>0.0792607513</text:p>
          </table:table-cell>
          <table:table-cell table:number-columns-repeated="3"/>
        </table:table-row>
        <table:table-row table:style-name="ro1">
          <table:table-cell office:value-type="float" office:value="0.0115146752315" calcext:value-type="float">
            <text:p>0.0115146752</text:p>
          </table:table-cell>
          <table:table-cell office:value-type="float" office:value="0.147834288017309" calcext:value-type="float">
            <text:p>0.147834288</text:p>
          </table:table-cell>
          <table:table-cell table:number-columns-repeated="3"/>
        </table:table-row>
        <table:table-row table:style-name="ro1">
          <table:table-cell office:value-type="float" office:value="0.00302265774495" calcext:value-type="float">
            <text:p>0.0030226577</text:p>
          </table:table-cell>
          <table:table-cell office:value-type="float" office:value="0.230370626238649" calcext:value-type="float">
            <text:p>0.2303706262</text:p>
          </table:table-cell>
          <table:table-cell table:number-columns-repeated="3"/>
        </table:table-row>
        <table:table-row table:style-name="ro1">
          <table:table-cell office:value-type="float" office:value="0.0242899048437" calcext:value-type="float">
            <text:p>0.0242899048</text:p>
          </table:table-cell>
          <table:table-cell office:value-type="float" office:value="0.224985220010755" calcext:value-type="float">
            <text:p>0.22498522</text:p>
          </table:table-cell>
          <table:table-cell table:number-columns-repeated="3"/>
        </table:table-row>
        <table:table-row table:style-name="ro1">
          <table:table-cell office:value-type="float" office:value="0.0139092728486" calcext:value-type="float">
            <text:p>0.0139092728</text:p>
          </table:table-cell>
          <table:table-cell office:value-type="float" office:value="0.192840819054273" calcext:value-type="float">
            <text:p>0.1928408191</text:p>
          </table:table-cell>
          <table:table-cell table:number-columns-repeated="3"/>
        </table:table-row>
        <table:table-row table:style-name="ro1">
          <table:table-cell office:value-type="float" office:value="0.0318660032664" calcext:value-type="float">
            <text:p>0.0318660033</text:p>
          </table:table-cell>
          <table:table-cell office:value-type="float" office:value="0.186009861140277" calcext:value-type="float">
            <text:p>0.1860098611</text:p>
          </table:table-cell>
          <table:table-cell table:number-columns-repeated="3"/>
        </table:table-row>
        <table:table-row table:style-name="ro1">
          <table:table-cell office:value-type="float" office:value="0.00228825136612" calcext:value-type="float">
            <text:p>0.0022882514</text:p>
          </table:table-cell>
          <table:table-cell office:value-type="float" office:value="0.230319634399767" calcext:value-type="float">
            <text:p>0.2303196344</text:p>
          </table:table-cell>
          <table:table-cell table:number-columns-repeated="3"/>
        </table:table-row>
        <table:table-row table:style-name="ro1">
          <table:table-cell office:value-type="float" office:value="0.0256580057912" calcext:value-type="float">
            <text:p>0.0256580058</text:p>
          </table:table-cell>
          <table:table-cell office:value-type="float" office:value="0.221147311925928" calcext:value-type="float">
            <text:p>0.2211473119</text:p>
          </table:table-cell>
          <table:table-cell table:number-columns-repeated="3"/>
        </table:table-row>
        <table:table-row table:style-name="ro1">
          <table:table-cell office:value-type="float" office:value="0.0102531910442" calcext:value-type="float">
            <text:p>0.010253191</text:p>
          </table:table-cell>
          <table:table-cell office:value-type="float" office:value="0.176699818403572" calcext:value-type="float">
            <text:p>0.1766998184</text:p>
          </table:table-cell>
          <table:table-cell table:number-columns-repeated="3"/>
        </table:table-row>
        <table:table-row table:style-name="ro1">
          <table:table-cell office:value-type="float" office:value="0.0101424553962" calcext:value-type="float">
            <text:p>0.0101424554</text:p>
          </table:table-cell>
          <table:table-cell office:value-type="float" office:value="0.112877285356589" calcext:value-type="float">
            <text:p>0.1128772854</text:p>
          </table:table-cell>
          <table:table-cell table:number-columns-repeated="3"/>
        </table:table-row>
        <table:table-row table:style-name="ro1">
          <table:table-cell office:value-type="float" office:value="0.0180932916566" calcext:value-type="float">
            <text:p>0.0180932917</text:p>
          </table:table-cell>
          <table:table-cell office:value-type="float" office:value="0.190441134463534" calcext:value-type="float">
            <text:p>0.1904411345</text:p>
          </table:table-cell>
          <table:table-cell table:number-columns-repeated="3"/>
        </table:table-row>
        <table:table-row table:style-name="ro1">
          <table:table-cell office:value-type="float" office:value="0.0077166530351" calcext:value-type="float">
            <text:p>0.007716653</text:p>
          </table:table-cell>
          <table:table-cell office:value-type="float" office:value="0.225490375188971" calcext:value-type="float">
            <text:p>0.2254903752</text:p>
          </table:table-cell>
          <table:table-cell table:number-columns-repeated="3"/>
        </table:table-row>
        <table:table-row table:style-name="ro1">
          <table:table-cell office:value-type="float" office:value="0.00275010143817" calcext:value-type="float">
            <text:p>0.0027501014</text:p>
          </table:table-cell>
          <table:table-cell office:value-type="float" office:value="0.23927054784049" calcext:value-type="float">
            <text:p>0.2392705478</text:p>
          </table:table-cell>
          <table:table-cell table:number-columns-repeated="3"/>
        </table:table-row>
        <table:table-row table:style-name="ro1">
          <table:table-cell office:value-type="float" office:value="0.0164378918827" calcext:value-type="float">
            <text:p>0.0164378919</text:p>
          </table:table-cell>
          <table:table-cell office:value-type="float" office:value="0.107020086609423" calcext:value-type="float">
            <text:p>0.1070200866</text:p>
          </table:table-cell>
          <table:table-cell table:number-columns-repeated="3"/>
        </table:table-row>
        <table:table-row table:style-name="ro1">
          <table:table-cell office:value-type="float" office:value="0.0260411740597" calcext:value-type="float">
            <text:p>0.0260411741</text:p>
          </table:table-cell>
          <table:table-cell office:value-type="float" office:value="0.172304860537769" calcext:value-type="float">
            <text:p>0.1723048605</text:p>
          </table:table-cell>
          <table:table-cell table:number-columns-repeated="3"/>
        </table:table-row>
        <table:table-row table:style-name="ro1">
          <table:table-cell office:value-type="float" office:value="0.0768153360671" calcext:value-type="float">
            <text:p>0.0768153361</text:p>
          </table:table-cell>
          <table:table-cell office:value-type="float" office:value="0.23239336017236" calcext:value-type="float">
            <text:p>0.2323933602</text:p>
          </table:table-cell>
          <table:table-cell table:number-columns-repeated="3"/>
        </table:table-row>
        <table:table-row table:style-name="ro1">
          <table:table-cell office:value-type="float" office:value="0.00974729679005" calcext:value-type="float">
            <text:p>0.0097472968</text:p>
          </table:table-cell>
          <table:table-cell office:value-type="float" office:value="0.145614179030733" calcext:value-type="float">
            <text:p>0.145614179</text:p>
          </table:table-cell>
          <table:table-cell table:number-columns-repeated="3"/>
        </table:table-row>
        <table:table-row table:style-name="ro1">
          <table:table-cell office:value-type="float" office:value="0.00528605433801" calcext:value-type="float">
            <text:p>0.0052860543</text:p>
          </table:table-cell>
          <table:table-cell office:value-type="float" office:value="0.212727680366937" calcext:value-type="float">
            <text:p>0.2127276804</text:p>
          </table:table-cell>
          <table:table-cell table:number-columns-repeated="3"/>
        </table:table-row>
        <table:table-row table:style-name="ro1">
          <table:table-cell office:value-type="float" office:value="0.0135026051222" calcext:value-type="float">
            <text:p>0.0135026051</text:p>
          </table:table-cell>
          <table:table-cell office:value-type="float" office:value="0.101235650530759" calcext:value-type="float">
            <text:p>0.1012356505</text:p>
          </table:table-cell>
          <table:table-cell table:number-columns-repeated="3"/>
        </table:table-row>
        <table:table-row table:style-name="ro1">
          <table:table-cell office:value-type="float" office:value="0.0381825717542" calcext:value-type="float">
            <text:p>0.0381825718</text:p>
          </table:table-cell>
          <table:table-cell office:value-type="float" office:value="0.120650224621188" calcext:value-type="float">
            <text:p>0.1206502246</text:p>
          </table:table-cell>
          <table:table-cell table:number-columns-repeated="3"/>
        </table:table-row>
        <table:table-row table:style-name="ro1">
          <table:table-cell office:value-type="float" office:value="0.0355776347647" calcext:value-type="float">
            <text:p>0.0355776348</text:p>
          </table:table-cell>
          <table:table-cell office:value-type="float" office:value="0.177967354427741" calcext:value-type="float">
            <text:p>0.1779673544</text:p>
          </table:table-cell>
          <table:table-cell table:number-columns-repeated="3"/>
        </table:table-row>
        <table:table-row table:style-name="ro1">
          <table:table-cell office:value-type="float" office:value="0.0147809759337" calcext:value-type="float">
            <text:p>0.0147809759</text:p>
          </table:table-cell>
          <table:table-cell office:value-type="float" office:value="0.0901602393579374" calcext:value-type="float">
            <text:p>0.0901602394</text:p>
          </table:table-cell>
          <table:table-cell table:number-columns-repeated="3"/>
        </table:table-row>
        <table:table-row table:style-name="ro1">
          <table:table-cell office:value-type="float" office:value="0.00694271371097" calcext:value-type="float">
            <text:p>0.0069427137</text:p>
          </table:table-cell>
          <table:table-cell office:value-type="float" office:value="0.17873377095717" calcext:value-type="float">
            <text:p>0.178733771</text:p>
          </table:table-cell>
          <table:table-cell table:number-columns-repeated="3"/>
        </table:table-row>
        <table:table-row table:style-name="ro1">
          <table:table-cell office:value-type="float" office:value="0.0169788137171" calcext:value-type="float">
            <text:p>0.0169788137</text:p>
          </table:table-cell>
          <table:table-cell office:value-type="float" office:value="0.111115449747245" calcext:value-type="float">
            <text:p>0.1111154497</text:p>
          </table:table-cell>
          <table:table-cell table:number-columns-repeated="3"/>
        </table:table-row>
        <table:table-row table:style-name="ro1">
          <table:table-cell office:value-type="float" office:value="0.0189395287058" calcext:value-type="float">
            <text:p>0.0189395287</text:p>
          </table:table-cell>
          <table:table-cell office:value-type="float" office:value="0.215199140700586" calcext:value-type="float">
            <text:p>0.2151991407</text:p>
          </table:table-cell>
          <table:table-cell table:number-columns-repeated="3"/>
        </table:table-row>
        <table:table-row table:style-name="ro1">
          <table:table-cell office:value-type="float" office:value="0.0186437040614" calcext:value-type="float">
            <text:p>0.0186437041</text:p>
          </table:table-cell>
          <table:table-cell office:value-type="float" office:value="0.143735497785305" calcext:value-type="float">
            <text:p>0.1437354978</text:p>
          </table:table-cell>
          <table:table-cell table:number-columns-repeated="3"/>
        </table:table-row>
        <table:table-row table:style-name="ro1">
          <table:table-cell office:value-type="float" office:value="0.0231597961422" calcext:value-type="float">
            <text:p>0.0231597961</text:p>
          </table:table-cell>
          <table:table-cell office:value-type="float" office:value="0.200411814718524" calcext:value-type="float">
            <text:p>0.2004118147</text:p>
          </table:table-cell>
          <table:table-cell table:number-columns-repeated="3"/>
        </table:table-row>
        <table:table-row table:style-name="ro1">
          <table:table-cell office:value-type="float" office:value="0.0314541252135" calcext:value-type="float">
            <text:p>0.0314541252</text:p>
          </table:table-cell>
          <table:table-cell office:value-type="float" office:value="0.104308243348906" calcext:value-type="float">
            <text:p>0.1043082433</text:p>
          </table:table-cell>
          <table:table-cell table:number-columns-repeated="3"/>
        </table:table-row>
        <table:table-row table:style-name="ro1">
          <table:table-cell office:value-type="float" office:value="0.00766283524904" calcext:value-type="float">
            <text:p>0.0076628352</text:p>
          </table:table-cell>
          <table:table-cell office:value-type="float" office:value="0.128577293823123" calcext:value-type="float">
            <text:p>0.1285772938</text:p>
          </table:table-cell>
          <table:table-cell table:number-columns-repeated="3"/>
        </table:table-row>
        <table:table-row table:style-name="ro1">
          <table:table-cell office:value-type="float" office:value="0.0367175403672" calcext:value-type="float">
            <text:p>0.0367175404</text:p>
          </table:table-cell>
          <table:table-cell office:value-type="float" office:value="0.152970526834365" calcext:value-type="float">
            <text:p>0.1529705268</text:p>
          </table:table-cell>
          <table:table-cell table:number-columns-repeated="3"/>
        </table:table-row>
        <table:table-row table:style-name="ro1">
          <table:table-cell office:value-type="float" office:value="0.011641113004" calcext:value-type="float">
            <text:p>0.011641113</text:p>
          </table:table-cell>
          <table:table-cell office:value-type="float" office:value="0.113034192774116" calcext:value-type="float">
            <text:p>0.1130341928</text:p>
          </table:table-cell>
          <table:table-cell table:number-columns-repeated="3"/>
        </table:table-row>
        <table:table-row table:style-name="ro1">
          <table:table-cell office:value-type="float" office:value="0.0153972872079" calcext:value-type="float">
            <text:p>0.0153972872</text:p>
          </table:table-cell>
          <table:table-cell office:value-type="float" office:value="0.200918157245191" calcext:value-type="float">
            <text:p>0.2009181572</text:p>
          </table:table-cell>
          <table:table-cell table:number-columns-repeated="3"/>
        </table:table-row>
        <table:table-row table:style-name="ro1">
          <table:table-cell office:value-type="float" office:value="0.0196189169928" calcext:value-type="float">
            <text:p>0.019618917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92685401605" calcext:value-type="float">
            <text:p>0.0692685402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32438808437" calcext:value-type="float">
            <text:p>0.19743243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7T22:38:57.692178912</dc:date>
    <meta:editing-duration>PT9M40S</meta:editing-duration>
    <meta:editing-cycles>7</meta:editing-cycles>
    <meta:generator>LibreOffice/5.1.6.2$Linux_X86_64 LibreOffice_project/10m0$Build-2</meta:generator>
    <meta:document-statistic meta:table-count="3" meta:cell-count="408" meta:object-count="0"/>
  </office:meta>
</office:document-meta>
</file>